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69ea" officeooo:paragraph-rsid="000769ea"/>
    </style:style>
    <style:style style:name="P2" style:family="paragraph" style:parent-style-name="Heading_20_1">
      <style:text-properties officeooo:rsid="000769ea" officeooo:paragraph-rsid="000769ea"/>
    </style:style>
    <style:style style:name="P3" style:family="paragraph" style:parent-style-name="Text_20_body">
      <style:text-properties officeooo:rsid="000769ea" officeooo:paragraph-rsid="000769ea"/>
    </style:style>
    <style:style style:name="P4" style:family="paragraph" style:parent-style-name="Text_20_body" style:list-style-name="L1">
      <style:text-properties officeooo:rsid="000aeabb" officeooo:paragraph-rsid="000aeabb"/>
    </style:style>
    <style:style style:name="P5" style:family="paragraph" style:parent-style-name="Text_20_body" style:list-style-name="L1">
      <style:text-properties officeooo:rsid="000af93f" officeooo:paragraph-rsid="000af93f"/>
    </style:style>
    <style:style style:name="P6" style:family="paragraph" style:parent-style-name="Text_20_body" style:list-style-name="L2">
      <style:text-properties officeooo:rsid="000aeabb" officeooo:paragraph-rsid="000aeabb"/>
    </style:style>
    <style:style style:name="P7" style:family="paragraph" style:parent-style-name="Text_20_body" style:list-style-name="L2">
      <style:text-properties officeooo:rsid="00128459" officeooo:paragraph-rsid="00128459"/>
    </style:style>
    <style:style style:name="P8" style:family="paragraph" style:parent-style-name="Heading_20_1">
      <style:text-properties officeooo:rsid="0008f25d" officeooo:paragraph-rsid="0008f25d"/>
    </style:style>
    <style:style style:name="P9" style:family="paragraph" style:parent-style-name="Heading_20_2">
      <style:text-properties officeooo:rsid="0008f25d" officeooo:paragraph-rsid="0008f25d"/>
    </style:style>
    <style:style style:name="P10" style:family="paragraph" style:parent-style-name="Text_20_body">
      <style:text-properties officeooo:rsid="0008f25d" officeooo:paragraph-rsid="0008f25d"/>
    </style:style>
    <style:style style:name="P11" style:family="paragraph" style:parent-style-name="Text_20_body">
      <style:text-properties officeooo:rsid="0008f25d" officeooo:paragraph-rsid="001471dc"/>
    </style:style>
    <style:style style:name="P12" style:family="paragraph" style:parent-style-name="Heading_20_1">
      <style:text-properties officeooo:rsid="000999de" officeooo:paragraph-rsid="000999de"/>
    </style:style>
    <style:style style:name="P13" style:family="paragraph" style:parent-style-name="Heading_20_2">
      <style:text-properties officeooo:rsid="00100ec4" officeooo:paragraph-rsid="00100ec4"/>
    </style:style>
    <style:style style:name="P14" style:family="paragraph" style:parent-style-name="Text_20_body">
      <style:text-properties officeooo:rsid="001f8793" officeooo:paragraph-rsid="001f8793"/>
    </style:style>
    <style:style style:name="P15" style:family="paragraph" style:parent-style-name="Text_20_body">
      <style:text-properties officeooo:rsid="00100ec4" officeooo:paragraph-rsid="001dd68f"/>
    </style:style>
    <style:style style:name="P16" style:family="paragraph" style:parent-style-name="Text_20_body">
      <style:text-properties officeooo:rsid="001dd68f" officeooo:paragraph-rsid="001dd68f"/>
    </style:style>
    <style:style style:name="P17" style:family="paragraph" style:parent-style-name="Heading_20_3">
      <style:text-properties officeooo:rsid="001f8793" officeooo:paragraph-rsid="001f8793"/>
    </style:style>
    <style:style style:name="P18" style:family="paragraph" style:parent-style-name="Text_20_body">
      <style:text-properties fo:font-weight="bold" officeooo:rsid="001f8793" officeooo:paragraph-rsid="001f8793" style:font-weight-asian="bold" style:font-weight-complex="bold"/>
    </style:style>
    <style:style style:name="P19" style:family="paragraph" style:parent-style-name="Text_20_body">
      <style:text-properties fo:font-weight="normal" officeooo:rsid="001f8793" officeooo:paragraph-rsid="001f8793" style:font-weight-asian="normal" style:font-weight-complex="normal"/>
    </style:style>
    <style:style style:name="P20" style:family="paragraph" style:parent-style-name="Text_20_body">
      <style:text-properties fo:font-weight="bold" officeooo:rsid="0020aaf1" officeooo:paragraph-rsid="0020aaf1" style:font-weight-asian="bold" style:font-weight-complex="bold"/>
    </style:style>
    <style:style style:name="P21" style:family="paragraph" style:parent-style-name="Text_20_body">
      <style:text-properties fo:font-weight="normal" officeooo:rsid="0020aaf1" officeooo:paragraph-rsid="0020aaf1" style:font-weight-asian="normal" style:font-weight-complex="normal"/>
    </style:style>
    <style:style style:name="P22" style:family="paragraph" style:parent-style-name="Text_20_body">
      <style:text-properties fo:font-weight="bold" officeooo:rsid="00223ccd" officeooo:paragraph-rsid="00223ccd" style:font-weight-asian="bold" style:font-weight-complex="bold"/>
    </style:style>
    <style:style style:name="P23" style:family="paragraph" style:parent-style-name="Text_20_body">
      <style:text-properties fo:font-weight="normal" officeooo:rsid="0024711f" officeooo:paragraph-rsid="0024711f" style:font-weight-asian="normal" style:font-weight-complex="normal"/>
    </style:style>
    <style:style style:name="P24" style:family="paragraph" style:parent-style-name="Text_20_body">
      <style:text-properties fo:font-weight="normal" officeooo:rsid="0025673b" officeooo:paragraph-rsid="0025673b" style:font-weight-asian="normal" style:font-weight-complex="normal"/>
    </style:style>
    <style:style style:name="P25" style:family="paragraph" style:parent-style-name="Heading_20_2">
      <style:text-properties officeooo:rsid="000c4358" officeooo:paragraph-rsid="000c4358"/>
    </style:style>
    <style:style style:name="P26" style:family="paragraph" style:parent-style-name="Text_20_body">
      <style:text-properties officeooo:rsid="000999de" officeooo:paragraph-rsid="000999de"/>
    </style:style>
    <style:style style:name="P27" style:family="paragraph" style:parent-style-name="Heading_20_2">
      <style:text-properties officeooo:rsid="000e4b82" officeooo:paragraph-rsid="000e4b82"/>
    </style:style>
    <style:style style:name="P28" style:family="paragraph" style:parent-style-name="Text_20_body">
      <style:text-properties officeooo:rsid="000999de" officeooo:paragraph-rsid="000e4b82"/>
    </style:style>
    <style:style style:name="P29" style:family="paragraph" style:parent-style-name="Text_20_body">
      <style:text-properties officeooo:paragraph-rsid="000e4b82"/>
    </style:style>
    <style:style style:name="T1" style:family="text">
      <style:text-properties officeooo:rsid="0017a2e8"/>
    </style:style>
    <style:style style:name="T2" style:family="text">
      <style:text-properties officeooo:rsid="0019184e"/>
    </style:style>
    <style:style style:name="T3" style:family="text">
      <style:text-properties officeooo:rsid="001471dc"/>
    </style:style>
    <style:style style:name="T4" style:family="text">
      <style:text-properties officeooo:rsid="000e34e2"/>
    </style:style>
    <style:style style:name="T5" style:family="text">
      <style:text-properties officeooo:rsid="001668d3"/>
    </style:style>
    <style:style style:name="T6" style:family="text">
      <style:text-properties officeooo:rsid="000a7b29"/>
    </style:style>
    <style:style style:name="T7" style:family="text">
      <style:text-properties officeooo:rsid="000ccfea"/>
    </style:style>
    <style:style style:name="T8" style:family="text">
      <style:text-properties officeooo:rsid="0010c71c"/>
    </style:style>
    <style:style style:name="T9" style:family="text">
      <style:text-properties officeooo:rsid="001dd68f"/>
    </style:style>
    <style:style style:name="T10" style:family="text">
      <style:text-properties officeooo:rsid="001f8793"/>
    </style:style>
    <style:style style:name="T11" style:family="text">
      <style:text-properties officeooo:rsid="002598c1"/>
    </style:style>
    <style:style style:name="T12" style:family="text">
      <style:text-properties officeooo:rsid="000e4b82"/>
    </style:style>
    <style:style style:name="T13" style:family="text">
      <style:text-properties officeooo:rsid="000e88eb"/>
    </style:style>
    <style:style style:name="T14" style:family="text">
      <style:text-properties officeooo:rsid="000999de"/>
    </style:style>
    <style:style style:name="T15" style:family="text">
      <style:text-properties officeooo:rsid="00100e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Prepare For Date Game<text:line-break/><text:span text:style-name="T1">Tale of Two Bulls</text:span></text:p>
      <text:h text:style-name="P2" text:outline-level="1">Overview</text:h>
      <text:p text:style-name="P3"><text:span text:style-name="T2">Barnaby</text:span>, the POV character, must prepare for a date.</text:p>
      <text:list text:style-name="L1">
        <text:list-item>
          <text:p text:style-name="P4">Routine</text:p>
        </text:list-item>
        <text:list-item>
          <text:p text:style-name="P5">Buy at supermarket</text:p>
        </text:list-item>
      </text:list>
      <text:list text:style-name="L2">
        <text:list-item>
          <text:p text:style-name="P6">Prepare the food</text:p>
        </text:list-item>
        <text:list-item>
          <text:p text:style-name="P7">Have date</text:p>
        </text:list-item>
      </text:list>
      <text:h text:style-name="P8" text:outline-level="1">Characters</text:h>
      <text:h text:style-name="P9" text:outline-level="2">You: <text:span text:style-name="T2">Barnaby</text:span></text:h>
      <text:p text:style-name="P10">The main character, a <text:span text:style-name="T3">male anthro</text:span> <text:span text:style-name="T4">walrus </text:span><text:span text:style-name="T5">bull</text:span><text:span text:style-name="T4">.</text:span></text:p>
      <text:h text:style-name="P9" text:outline-level="2">Date: Alphonso</text:h>
      <text:p text:style-name="P11">The one you date, <text:span text:style-name="T6">a </text:span><text:span text:style-name="T3">male anthro </text:span><text:span text:style-name="T5">cattle</text:span><text:span text:style-name="T6"> </text:span><text:span text:style-name="T7">bull.</text:span></text:p>
      <text:h text:style-name="P12" text:outline-level="1">Outline</text:h>
      <text:h text:style-name="P13" text:outline-level="2">Day -3 – <text:span text:style-name="T8">Night</text:span></text:h>
      <text:p text:style-name="P14">In the sky, title screen, pan down.</text:p>
      <text:p text:style-name="P15"><text:span text:style-name="T9">It's</text:span> the night of Day -3.</text:p>
      <text:p text:style-name="P14">A view of the street where Barnaby's apartment building is, with all the cars driving by.</text:p>
      <text:p text:style-name="P14">Click on the highlighted window and zoom in and enter.</text:p>
      <text:p text:style-name="P14">Barnaby is just chilling on the couch, then his phone on the side table buzzes with a notification.</text:p>
      <text:p text:style-name="P14">Barnaby reaches towards his phone.</text:p>
      <text:p text:style-name="P15"><text:span text:style-name="T9">Y</text:span>ou <text:span text:style-name="T10">read</text:span> a text from Alphonso: "Hey! Remember our date! It's in 3 days!"</text:p>
      <text:p text:style-name="P16">You answer: "How could I forget? I wouldn't forget something as important as this!"</text:p>
      <text:p text:style-name="P14">Barnaby stands up, walks to the calendar. Date is indeed in 3 days.</text:p>
      <text:p text:style-name="P14">Barnaby grabs a notepad, he lists all he needs to do for the next 3 days.</text:p>
      <text:h text:style-name="P17" text:outline-level="3">Notes</text:h>
      <text:p text:style-name="P18">Day -2:</text:p>
      <text:p text:style-name="P19">Go shopping for food, clothes, flowers, decorations</text:p>
      <text:p text:style-name="P20">Day -1:</text:p>
      <text:p text:style-name="P21">Preparations</text:p>
      <text:p text:style-name="P22"><text:soft-page-break/>Day J:</text:p>
      <text:p text:style-name="P23">Arrange flowers</text:p>
      <text:p text:style-name="P23">Cooking</text:p>
      <text:p text:style-name="P23">Welcome the <text:span text:style-name="T11">date</text:span></text:p>
      <text:p text:style-name="P24">Have dinner</text:p>
      <text:p text:style-name="P24">Take a walk</text:p>
      <text:p text:style-name="P23"><text:span text:style-name="T11">K</text:span>iss <text:span text:style-name="T11">the date</text:span></text:p>
      <text:h text:style-name="P25" text:outline-level="2">Day -<text:span text:style-name="T12">2</text:span></text:h>
      <text:p text:style-name="P26">You wake up, eat a standard breakfast of herring, and brush your teeth with your tusk brush.</text:p>
      <text:p text:style-name="P26"/>
      <text:h text:style-name="P27" text:outline-level="2">Day -1</text:h>
      <text:p text:style-name="P28">You wake up early. You <text:span text:style-name="T13">opt for a light</text:span> breakfast to save room for the tasting later. You wash your face twice to make sure your whiskers are perfect.</text:p>
      <text:h text:style-name="P27" text:outline-level="2">Day J</text:h>
      <text:p text:style-name="P29"><text:span text:style-name="T13">You eat breakfast, a bit anxious</text:span><text:span text:style-name="T14">. You </text:span><text:span text:style-name="T15">meticulously</text:span><text:span text:style-name="T14"> </text:span><text:span text:style-name="T15">polish</text:span><text:span text:style-name="T14"> your tusks in the mirr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3cm" fo:margin-bottom="0.199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6cm" fo:margin-top="0.199cm" fo:margin-bottom="0.199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1.199cm" fo:margin-top="0.101cm" fo:margin-bottom="0.10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0:50:49.867094400</meta:creation-date>
    <dc:date>2026-02-24T16:41:33.138850200</dc:date>
    <meta:editing-duration>PT1H39M45S</meta:editing-duration>
    <meta:editing-cycles>30</meta:editing-cycles>
    <meta:generator>LibreOffice/25.8.4.2$Windows_X86_64 LibreOffice_project/290daaa01b999472f0c7a3890eb6a550fd74c6df</meta:generator>
    <meta:print-date>2026-02-12T11:44:08.709479700</meta:print-date>
    <meta:printed-by>PDF files</meta:printed-by>
    <meta:document-statistic meta:table-count="0" meta:image-count="0" meta:object-count="0" meta:page-count="2" meta:paragraph-count="42" meta:word-count="272" meta:character-count="1438" meta:non-whitespace-character-count="1211"/>
  </office:meta>
</office:document-meta>
</file>